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nst obj1 = [{id : "1",</text:p>
      <text:p text:style-name="Standard"><text:s text:c="15"/>name: "A"</text:p>
      <text:p text:style-name="Standard"><text:s text:c="15"/>},</text:p>
      <text:p text:style-name="Standard"><text:s text:c="15"/>{id : "2",</text:p>
      <text:p text:style-name="Standard"><text:s text:c="15"/>name: "B"</text:p>
      <text:p text:style-name="Standard"><text:s text:c="15"/>},</text:p>
      <text:p text:style-name="Standard"><text:s text:c="15"/>{id : "3",</text:p>
      <text:p text:style-name="Standard"><text:s text:c="15"/>name: "C"</text:p>
      <text:p text:style-name="Standard"><text:s text:c="15"/>}]</text:p>
      <text:p text:style-name="Standard"><text:s text:c="12"/></text:p>
      <text:p text:style-name="Standard">const obj2 = [{ user_id : "1",</text:p>
      <text:p text:style-name="Standard"><text:s text:c="16"/>location : "Delhi"},</text:p>
      <text:p text:style-name="Standard"><text:s text:c="16"/>{ user_id : "2",</text:p>
      <text:p text:style-name="Standard"><text:s text:c="16"/>location : "Mumbai"},</text:p>
      <text:p text:style-name="Standard"><text:s text:c="16"/>{ user_id : "3",</text:p>
      <text:p text:style-name="Standard"><text:s text:c="16"/>location : "Gurugram"}</text:p>
      <text:p text:style-name="Standard"><text:s text:c="14"/>]</text:p>
      <text:p text:style-name="Standard">const friend = [{ user_id : "1",</text:p>
      <text:p text:style-name="Standard"><text:s text:c="15"/>friend_list:[1,2]},</text:p>
      <text:p text:style-name="Standard"><text:s text:c="15"/>{ user_id : "2",</text:p>
      <text:p text:style-name="Standard"><text:s text:c="15"/>friend_list:[3,4]},</text:p>
      <text:p text:style-name="Standard"/>
      <text:p text:style-name="Standard"><text:s text:c="15"/>]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5T15:18:27.696277989</meta:creation-date>
    <dc:date>2022-03-25T15:19:41.150663684</dc:date>
    <meta:editing-duration>PT1M14S</meta:editing-duration>
    <meta:editing-cycles>1</meta:editing-cycles>
    <meta:document-statistic meta:table-count="0" meta:image-count="0" meta:object-count="0" meta:page-count="1" meta:paragraph-count="22" meta:word-count="60" meta:character-count="576" meta:non-whitespace-character-count="251"/>
    <meta:generator>LibreOffice/6.4.7.2$Linux_X86_64 LibreOffice_project/40$Build-2</meta:generator>
  </office:meta>
</office:document-meta>
</file>